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5A70000034A160FA53EAD022CB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00%" fo:text-align="justify" style:justify-single-word="false" style:page-number="1"/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Liberation Serif" style:font-name-asian="Liberation Serif1" style:font-name-complex="Liberation Serif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GENCIA TRIBUTARIA<text:line-break/>DELEGACIÓN DE MAHÓN</text:span></text:p>
      <text:p text:style-name="P3"><text:span text:style-name="T1">CITACIÓN OFICIAL</text:span></text:p>
      <text:p text:style-name="P3">Mahón, 22 de noviembre de 2024</text:p>
      <text:p text:style-name="P3">Estimado/a Sr./Sra. <text:span text:style-name="T1">[Nombre y apellidos]</text:span>,</text:p>
      <text:p text:style-name="P3">Por la presente, se le comunica que deberá presentarse en las oficinas de la Agencia Tributaria para la <text:span text:style-name="T1">firma de un documento imprescindible</text:span> relacionado con la tramitación del <text:span text:style-name="T1">Modelo 061</text:span> correspondiente a su empresa.</text:p>
      <text:p text:style-name="P3">📌 <text:span text:style-name="T1">Detalles de la citación</text:span>:</text:p>
      <text:list xml:id="list382160568" text:style-name="WWNum1">
        <text:list-item>
          <text:p text:style-name="P4"><text:span text:style-name="T1">Día</text:span>: [Indicar día]</text:p>
        </text:list-item>
        <text:list-item>
          <text:p text:style-name="P6"><text:span text:style-name="T1">Hora</text:span>: [Indicar hora]</text:p>
        </text:list-item>
        <text:list-item>
          <text:p text:style-name="P6"><text:span text:style-name="T1">Lugar</text:span>: Delegación de la Agencia Tributaria, C/ Ejemplo, 12, Mahón.</text:p>
        </text:list-item>
        <text:list-item>
          <text:p text:style-name="P7"><text:span text:style-name="T1">Documento necesario</text:span>: DNI/NIE del representante legal y cualquier documentación adicional relacionada con el Modelo 061 (en caso de haber sido requerida previamente).</text:p>
        </text:list-item>
      </text:list>
      <text:p text:style-name="P3">Es de carácter obligatorio acudir en la fecha y hora indicadas. En caso de no poder asistir, deberá comunicarse con esta Delegación con antelación para reprogramar la cita.</text:p>
      <text:p text:style-name="P3">📞 <text:span text:style-name="T1">Contacto</text:span>:</text:p>
      <text:list xml:id="list2914024207" text:style-name="WWNum2">
        <text:list-item>
          <text:p text:style-name="P5">Teléfono: 971 XXX XXX</text:p>
        </text:list-item>
        <text:list-item>
          <text:p text:style-name="P8">Correo electrónico: cita@hacienda.gob.es</text:p>
        </text:list-item>
      </text:list>
      <text:p text:style-name="P3">Agradecemos su atención y colaboración.</text:p>
      <text:p text:style-name="P3">Atentamente,</text:p>
      <text:p text:style-name="P3"><text:span text:style-name="T1">[Firma y sello]<text:line-break/></text:span>Delegación de la Agencia Tributaria<text:line-break/>Mahón, Menor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Liberation Serif" fo:font-family="'Liberation Serif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6.2681in" svg:height="3.6528in" draw:z-index="0"><draw:image xlink:href="Pictures/10000201000005A70000034A160FA53EAD022CBC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8" meta:word-count="154" meta:character-count="1003" meta:non-whitespace-character-count="872"/>
    <meta:generator>LibreOfficeDev/6.0.5.2$Linux_X86_64 LibreOffice_project/</meta:generator>
  </office:meta>
</office:document-meta>
</file>